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afb8" officeooo:paragraph-rsid="001fafb8"/>
    </style:style>
    <style:style style:name="P2" style:family="paragraph" style:parent-style-name="Standard">
      <style:text-properties officeooo:rsid="00213d28" officeooo:paragraph-rsid="00213d28"/>
    </style:style>
    <style:style style:name="P3" style:family="paragraph" style:parent-style-name="Standard">
      <style:text-properties officeooo:rsid="001fafb8" officeooo:paragraph-rsid="001fafb8"/>
    </style:style>
    <style:style style:name="P4" style:family="paragraph" style:parent-style-name="Standard">
      <style:text-properties officeooo:rsid="00226322" officeooo:paragraph-rsid="00226322"/>
    </style:style>
    <style:style style:name="T1" style:family="text">
      <style:text-properties officeooo:rsid="002263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Set this <text:s/></text:p>
      <text:p text:style-name="P1">database user: “root”;</text:p>
      <text:p text:style-name="P1">database password: “”;</text:p>
      <text:p text:style-name="P1">database name : book_store</text:p>
      <text:p text:style-name="P4">OtherSources/src/main/resources/META-INF/peristence.xml</text:p>
      <text:p text:style-name="P1"/>
      <text:p text:style-name="P4"/>
      <text:p text:style-name="P1"/>
      <text:p text:style-name="P4">1.clean and build all projects</text:p>
      <text:p text:style-name="P1"><text:span text:style-name="T1">2.</text:span>run books-store-services </text:p>
      <text:p text:style-name="P1"><text:span text:style-name="T1">3.</text:span>run books-store-portal</text:p>
      <text:p text:style-name="P1"/>
      <text:p text:style-name="P1"/>
      <text:p text:style-name="P1">check below url and request to postman.</text:p>
      <text:p text:style-name="P1"/>
      <text:p text:style-name="P2"><text:bookmark-start text:name="__DdeLink__72_2082136034"/>POST<text:bookmark-end text:name="__DdeLink__72_2082136034"/></text:p>
      <text:p text:style-name="P1">http://localhost:8080/book-store-portal/ws/BookStore/FilteredBook</text:p>
      <text:p text:style-name="P1">{</text:p>
      <text:p text:style-name="P1"><text:s text:c="2"/>"author": "joel"</text:p>
      <text:p text:style-name="P1">}</text:p>
      <text:p text:style-name="P2">POST</text:p>
      <text:p text:style-name="P1">http://localhost:8080/book-store-portal/ws/BookStore/DeleteBook </text:p>
      <text:p text:style-name="P1">{</text:p>
      <text:p text:style-name="P1"><text:s text:c="2"/><text:tab/>"bookId":5</text:p>
      <text:p text:style-name="P1">}</text:p>
      <text:p text:style-name="P2">POST</text:p>
      <text:p text:style-name="P1">http://localhost:8080/book-store-portal/ws/BookStore/RenameBook</text:p>
      <text:p text:style-name="P1">{</text:p>
      <text:p text:style-name="P1"><text:s text:c="4"/>"bookId":5,</text:p>
      <text:p text:style-name="P1"><text:s text:c="4"/>"author": "joel"</text:p>
      <text:p text:style-name="P1">}</text:p>
      <text:p text:style-name="P2">POST</text:p>
      <text:p text:style-name="P1">http://localhost:8080/book-store-portal/ws/BookStore/AddBook</text:p>
      <text:p text:style-name="P1">{</text:p>
      <text:p text:style-name="P1"><text:s text:c="2"/>"bookTittle": "sample title",</text:p>
      <text:p text:style-name="P1"><text:s text:c="2"/>"bookAuthor" : joel,</text:p>
      <text:p text:style-name="P1"><text:s text:c="2"/>"bookGenre" : action,</text:p>
      <text:p text:style-name="P1"><text:s text:c="2"/>"price": 500,</text:p>
      <text:p text:style-name="P1"><text:s text:c="2"/>"createdBy" : joel</text:p>
      <text:p text:style-name="P1">}</text:p>
      <text:p text:style-name="P2">GET</text:p>
      <text:p text:style-name="P1">http://localhost:8080/book-store-portal/ws/BookStore/ShowAllBooks</text:p>
      <text:p text:style-name="P1">execute by g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6:12:41.952352989</meta:creation-date>
    <dc:date>2018-02-23T16:35:17.074900889</dc:date>
    <meta:editing-duration>PT7M3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7" meta:word-count="70" meta:character-count="790" meta:non-whitespace-character-count="730"/>
  </office:meta>
</office:document-meta>
</file>